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1ca6" officeooo:paragraph-rsid="00031ca6"/>
    </style:style>
    <style:style style:name="P2" style:family="paragraph" style:parent-style-name="Standard" style:list-style-name="L1">
      <style:text-properties officeooo:rsid="00031ca6" officeooo:paragraph-rsid="00031ca6"/>
    </style:style>
    <style:style style:name="P3" style:family="paragraph" style:parent-style-name="Standard">
      <style:text-properties officeooo:paragraph-rsid="00031ca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1ca6" officeooo:paragraph-rsid="00031ca6" style:font-weight-asian="bold" style:font-weight-complex="bold"/>
    </style:style>
    <style:style style:name="P5" style:family="paragraph" style:parent-style-name="Standard">
      <style:text-properties fo:font-weight="bold" officeooo:rsid="00031ca6" officeooo:paragraph-rsid="00031ca6" style:font-weight-asian="bold" style:font-weight-complex="bold"/>
    </style:style>
    <style:style style:name="P6" style:family="paragraph" style:parent-style-name="Standard" style:list-style-name="L1">
      <style:text-properties officeooo:paragraph-rsid="00031ca6"/>
    </style:style>
    <style:style style:name="P7" style:family="paragraph" style:parent-style-name="Standard" style:list-style-name="L2">
      <style:text-properties officeooo:paragraph-rsid="00031ca6"/>
    </style:style>
    <style:style style:name="P8" style:family="paragraph" style:parent-style-name="Standard" style:list-style-name="L2">
      <style:text-properties officeooo:paragraph-rsid="0003fe44"/>
    </style:style>
    <style:style style:name="P9" style:family="paragraph" style:parent-style-name="Standard" style:list-style-name="L2">
      <style:text-properties officeooo:rsid="0003fe44" officeooo:paragraph-rsid="0003fe44"/>
    </style:style>
    <style:style style:name="P10" style:family="paragraph" style:parent-style-name="Standard">
      <style:text-properties officeooo:rsid="0003fe44" officeooo:paragraph-rsid="0003fe44"/>
    </style:style>
    <style:style style:name="P11" style:family="paragraph" style:parent-style-name="Standard" style:list-style-name="L2">
      <style:text-properties fo:color="#c9211e" loext:opacity="100%" officeooo:paragraph-rsid="0003fe44"/>
    </style:style>
    <style:style style:name="T1" style:family="text">
      <style:text-properties officeooo:rsid="00031c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fe44"/>
    </style:style>
    <style:style style:name="T4" style:family="text">
      <style:text-properties fo:color="#c9211e" loext:opacity="100%"/>
    </style:style>
    <style:style style:name="T5" style:family="text">
      <style:text-properties fo:color="#2a6099" loext:opacity="100%"/>
    </style:style>
    <style:style style:name="T6" style:family="text">
      <style:text-properties officeooo:rsid="0004d0b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ção geral do Projeto </text:p>
      <text:p text:style-name="P1"/>
      <text:p text:style-name="P1"><text:span text:style-name="T2">1º Reunião de Alinhamento: Definir Escopo do Projeto</text:span> </text:p>
      <text:p text:style-name="P1"/>
      <text:p text:style-name="P1">Definir escopo do problema: modelagem em dados em painel ou em séries temporais? </text:p>
      <text:p text:style-name="P1"/>
      <text:p text:style-name="P1">Inicia-se com a proposta de modelar em painel. Ampliaremos para séries temporais apenas caso seja possível coletar e construir séries históricas dentro do prazo de entrega. </text:p>
      <text:p text:style-name="P1"/>
      <text:p text:style-name="P10"><text:span text:style-name="T4">Projeto de Referência: </text:span><text:a xlink:type="simple" xlink:href="https://www.agenteimovel.com.br/mercado-imobiliario/a-venda/df/brasilia/" text:style-name="Internet_20_link" text:visited-style-name="Visited_20_Internet_20_Link">https://www.agenteimovel.com.br/mercado-imobiliario/a-venda/df/brasilia/</text:a></text:p>
      <text:p text:style-name="P1"/>
      <text:p text:style-name="P5">Alinhamentos da reunião: </text:p>
      <text:p text:style-name="P1"/>
      <text:list xml:id="list1585047564" text:style-name="L1">
        <text:list-item>
          <text:p text:style-name="P6"><text:span text:style-name="T1">Vamos predizer apenas o preço de vendas ou também o preço do aluguel? </text:span></text:p>
          <text:p text:style-name="P6"/>
          <text:p text:style-name="P6"><text:span text:style-name="T1">Ambos. <text:s/></text:span></text:p>
          <text:p text:style-name="P2"/>
        </text:list-item>
        <text:list-item>
          <text:p text:style-name="P6"><text:span text:style-name="T1">Definir quais variáveis coletar: </text:span></text:p>
        </text:list-item>
      </text:list>
      <text:p text:style-name="P3"/>
      <text:p text:style-name="P3"><text:tab/><text:span text:style-name="T1">O mínimo de variáveis está definido no Dfimóveis (abrindo espaço para coleta de outras <text:tab/>variáveis para discussão)</text:span></text:p>
      <text:p text:style-name="P3"/>
      <text:list xml:id="list956971753" text:style-name="L2">
        <text:list-item>
          <text:p text:style-name="P7"><text:span text:style-name="T1">Definir de quais sites raspar os dados (ou melhor, em quais aplicar web scraping nas variáveis definidas anteriormete) : </text:span></text:p>
          <text:p text:style-name="P7"/>
          <text:p text:style-name="P8"><text:span text:style-name="T3">Dfimoveis: </text:span><text:a xlink:type="simple" xlink:href="https://www.dfimoveis.com.br/venda/df/todos/imoveis" text:style-name="Internet_20_link" text:visited-style-name="Visited_20_Internet_20_Link"><text:span text:style-name="T3">https://www.dfimoveis.com.br/venda/df/todos/imoveis</text:span></text:a></text:p>
          <text:p text:style-name="P9">QuintoAndar: <text:a xlink:type="simple" xlink:href="https://www.quintoandar.com.br/alugar/imovel/sao-paulo-sp-brasil" text:style-name="Internet_20_link" text:visited-style-name="Visited_20_Internet_20_Link">https://www.quintoandar.com.br/alugar/imovel/sao-paulo-sp-brasil</text:a></text:p>
          <text:p text:style-name="P8"><text:span text:style-name="T3">Wimoveis: </text:span><text:a xlink:type="simple" xlink:href="https://www.wimoveis.com.br/venda/imoveis/df/brasilia" text:style-name="Internet_20_link" text:visited-style-name="Visited_20_Internet_20_Link"><text:span text:style-name="T3">https://www.wimoveis.com.br/venda/imoveis/df/brasilia</text:span></text:a></text:p>
          <text:p text:style-name="P8"><text:span text:style-name="T3">Vivareal: </text:span><text:a xlink:type="simple" xlink:href="https://www.vivareal.com.br/aluguel/distrito-federal/brasilia/" text:style-name="Internet_20_link" text:visited-style-name="Visited_20_Internet_20_Link"><text:span text:style-name="T3">https://www.vivareal.com.br/aluguel/distrito-federal/brasilia/</text:span></text:a></text:p>
          <text:p text:style-name="P8"><text:span text:style-name="T3">ZapImoveis: </text:span><text:a xlink:type="simple" xlink:href="https://www.zapimoveis.com.br/" text:style-name="Internet_20_link" text:visited-style-name="Visited_20_Internet_20_Link"><text:span text:style-name="T3">https://www.zapimoveis.com.br/</text:span></text:a></text:p>
          <text:p text:style-name="P8"/>
          <text:p text:style-name="P11"><text:span text:style-name="T3">Responsável por procurar e definir outras possíveis fontes de coleta: Luiz Paulo <text:s/></text:span><text:span text:style-name="T1"><text:s/></text:span></text:p>
        </text:list-item>
      </text:list>
      <text:p text:style-name="P1"/>
      <text:p text:style-name="P10"><text:tab/></text:p>
      <text:p text:style-name="P10">Definir os membros reponsáveis por cada scraping: </text:p>
      <text:p text:style-name="P10"/>
      <text:p text:style-name="P10">DfImoveis → Luiz Paulo (<text:span text:style-name="T5">Finalizado</text:span>) </text:p>
      <text:p text:style-name="P10">QuintoAndar → Não definido </text:p>
      <text:p text:style-name="P10">Wimoveis → Fabio</text:p>
      <text:p text:style-name="P10">Vivareal → Felipe Tavares </text:p>
      <text:p text:style-name="P10">ZapImoveis → Não definido (por enquanto com o Luiz Paulo) 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1:40:11.166501709</meta:creation-date>
    <dc:date>2024-09-28T22:02:44.254927358</dc:date>
    <meta:editing-duration>PT1M22S</meta:editing-duration>
    <meta:editing-cycles>1</meta:editing-cycles>
    <meta:document-statistic meta:table-count="0" meta:image-count="0" meta:object-count="0" meta:page-count="1" meta:paragraph-count="28" meta:word-count="181" meta:character-count="1430" meta:non-whitespace-character-count="1265"/>
    <meta:generator>LibreOffice/7.3.7.2$Linux_X86_64 LibreOffice_project/30$Build-2</meta:generator>
  </office:meta>
</office:document-meta>
</file>